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2">
          <table:table-cell/>
          <table:table-cell office:value-type="string">
            <text:p>Top 1 </text:p>
          </table:table-cell>
          <table:table-cell office:value-type="string">
            <text:p>top10</text:p>
          </table:table-cell>
          <table:table-cell office:value-type="string">
            <text:p>Top100 </text:p>
          </table:table-cell>
          <table:table-cell office:value-type="string">
            <text:p>Top500</text:p>
          </table:table-cell>
          <table:table-cell/>
          <table:table-cell office:value-type="string">
            <text:p># of PDBs used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2">
          <table:table-cell office:value-type="string">
            <text:p>sdock500</text:p>
          </table:table-cell>
          <table:table-cell office:value-type="float" office:value="0.192660550459">
            <text:p>0.1926605505</text:p>
          </table:table-cell>
          <table:table-cell office:value-type="float" office:value="0.422018348624">
            <text:p>0.4220183486</text:p>
          </table:table-cell>
          <table:table-cell office:value-type="float" office:value="0.807339449541">
            <text:p>0.8073394495</text:p>
          </table:table-cell>
          <table:table-cell office:value-type="float" office:value="1">
            <text:p>1</text:p>
          </table:table-cell>
          <table:table-cell/>
          <table:table-cell office:value-type="float" office:value="109">
            <text:p>109</text:p>
          </table:table-cell>
          <table:table-cell/>
          <table:table-cell office:value-type="string">
            <text:p>norrmal</text:p>
          </table:table-cell>
        </table:table-row>
        <table:table-row table:style-name="ro1">
          <table:table-cell office:value-type="string">
            <text:p>sdock500</text:p>
          </table:table-cell>
          <table:table-cell office:value-type="float" office:value="0.125">
            <text:p>0.125</text:p>
          </table:table-cell>
          <table:table-cell office:value-type="float" office:value="0.261363636364">
            <text:p>0.2613636364</text:p>
          </table:table-cell>
          <table:table-cell office:value-type="float" office:value="0.494318181818">
            <text:p>0.4943181818</text:p>
          </table:table-cell>
          <table:table-cell table:number-columns-repeated="2"/>
          <table:table-cell office:value-type="string">
            <text:p>#SR_over_176</text:p>
          </table:table-cell>
          <table:table-cell/>
          <table:table-cell office:value-type="string">
            <text:p>normal</text:p>
          </table:table-cell>
        </table:table-row>
        <table:table-row table:style-name="ro1" table:number-rows-repeated="4">
          <table:table-cell table:number-columns-repeated="9"/>
        </table:table-row>
        <table:table-row table:style-name="ro2">
          <table:table-cell/>
          <table:table-cell office:value-type="string">
            <text:p>Top 1 </text:p>
          </table:table-cell>
          <table:table-cell office:value-type="string">
            <text:p>top10</text:p>
          </table:table-cell>
          <table:table-cell office:value-type="string">
            <text:p>Top100 </text:p>
          </table:table-cell>
          <table:table-cell office:value-type="string">
            <text:p>Top500</text:p>
          </table:table-cell>
          <table:table-cell/>
          <table:table-cell office:value-type="string">
            <text:p># of PDBs used</text:p>
          </table:table-cell>
          <table:table-cell table:number-columns-repeated="2"/>
        </table:table-row>
        <table:table-row table:style-name="ro3">
          <table:table-cell office:value-type="string">
            <text:p>pydock500</text:p>
          </table:table-cell>
          <table:table-cell office:value-type="float" office:value="0.0970873786408">
            <text:p>0.0970873786</text:p>
          </table:table-cell>
          <table:table-cell office:value-type="float" office:value="0.300970873786">
            <text:p>0.3009708738</text:p>
          </table:table-cell>
          <table:table-cell office:value-type="float" office:value="0.699029126214">
            <text:p>0.6990291262</text:p>
          </table:table-cell>
          <table:table-cell office:value-type="float" office:value="1">
            <text:p>1</text:p>
          </table:table-cell>
          <table:table-cell/>
          <table:table-cell office:value-type="float" office:value="103">
            <text:p>103</text:p>
          </table:table-cell>
          <table:table-cell/>
          <table:table-cell office:value-type="string">
            <text:p>norrmal</text:p>
          </table:table-cell>
        </table:table-row>
        <table:table-row table:style-name="ro1">
          <table:table-cell office:value-type="string">
            <text:p>pydock500</text:p>
          </table:table-cell>
          <table:table-cell office:value-type="float" office:value="0.274509803922">
            <text:p>0.2745098039</text:p>
          </table:table-cell>
          <table:table-cell office:value-type="float" office:value="0.539215686275">
            <text:p>0.5392156863</text:p>
          </table:table-cell>
          <table:table-cell office:value-type="float" office:value="0.843137254902">
            <text:p>0.8431372549</text:p>
          </table:table-cell>
          <table:table-cell office:value-type="float" office:value="1">
            <text:p>1</text:p>
          </table:table-cell>
          <table:table-cell/>
          <table:table-cell office:value-type="string">
            <text:p>#SR over 103 * 50 times</text:p>
          </table:table-cell>
          <table:table-cell/>
          <table:table-cell office:value-type="string">
            <text:p>SVM_SH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pydock500</text:p>
          </table:table-cell>
          <table:table-cell office:value-type="float" office:value="0.0568181818182">
            <text:p>0.0568181818</text:p>
          </table:table-cell>
          <table:table-cell office:value-type="float" office:value="0.176136363636">
            <text:p>0.1761363636</text:p>
          </table:table-cell>
          <table:table-cell office:value-type="float" office:value="0.409090909091">
            <text:p>0.4090909091</text:p>
          </table:table-cell>
          <table:table-cell table:style-name="Gnumeric-default" office:value-type="float" office:value="0.585227272727">
            <text:p>0.5852272727</text:p>
          </table:table-cell>
          <table:table-cell/>
          <table:table-cell office:value-type="string">
            <text:p>#SR over 176</text:p>
          </table:table-cell>
          <table:table-cell/>
          <table:table-cell office:value-type="string">
            <text:p>normal</text:p>
          </table:table-cell>
        </table:table-row>
        <table:table-row table:style-name="ro1">
          <table:table-cell office:value-type="string">
            <text:p>pydock500</text:p>
          </table:table-cell>
          <table:table-cell office:value-type="float" office:value="0.159090909091">
            <text:p>0.1590909091</text:p>
          </table:table-cell>
          <table:table-cell office:value-type="float" office:value="0.3125">
            <text:p>0.3125</text:p>
          </table:table-cell>
          <table:table-cell office:value-type="float" office:value="0.488636363636">
            <text:p>0.4886363636</text:p>
          </table:table-cell>
          <table:table-cell office:value-type="float" office:value="0.579545454545">
            <text:p>0.5795454545</text:p>
          </table:table-cell>
          <table:table-cell/>
          <table:table-cell office:value-type="string">
            <text:p>#SR over 176</text:p>
          </table:table-cell>
          <table:table-cell office:value-type="string">
            <text:p>*50 times </text:p>
          </table:table-cell>
          <table:table-cell office:value-type="string">
            <text:p>SVM_SH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2">
          <table:table-cell/>
          <table:table-cell office:value-type="string">
            <text:p>Top 1 </text:p>
          </table:table-cell>
          <table:table-cell office:value-type="string">
            <text:p>top10</text:p>
          </table:table-cell>
          <table:table-cell office:value-type="string">
            <text:p>Top100 </text:p>
          </table:table-cell>
          <table:table-cell office:value-type="string">
            <text:p>Top500</text:p>
          </table:table-cell>
          <table:table-cell/>
          <table:table-cell office:value-type="string">
            <text:p># of PDBs used</text:p>
          </table:table-cell>
          <table:table-cell table:number-columns-repeated="2"/>
        </table:table-row>
        <table:table-row table:style-name="ro3">
          <table:table-cell office:value-type="string">
            <text:p>zdock500</text:p>
          </table:table-cell>
          <table:table-cell office:value-type="float" office:value="0.19298245614">
            <text:p>0.1929824561</text:p>
          </table:table-cell>
          <table:table-cell office:value-type="float" office:value="0.40350877193">
            <text:p>0.4035087719</text:p>
          </table:table-cell>
          <table:table-cell office:value-type="float" office:value="0.728070175439">
            <text:p>0.7280701754</text:p>
          </table:table-cell>
          <table:table-cell office:value-type="float" office:value="1">
            <text:p>1</text:p>
          </table:table-cell>
          <table:table-cell/>
          <table:table-cell office:value-type="float" office:value="114">
            <text:p>114</text:p>
          </table:table-cell>
          <table:table-cell/>
          <table:table-cell office:value-type="string">
            <text:p>norrmal</text:p>
          </table:table-cell>
        </table:table-row>
        <table:table-row table:style-name="ro1">
          <table:table-cell office:value-type="string">
            <text:p>zdock500</text:p>
          </table:table-cell>
          <table:table-cell office:value-type="float" office:value="0.342105263158">
            <text:p>0.3421052632</text:p>
          </table:table-cell>
          <table:table-cell office:value-type="float" office:value="0.535087719298">
            <text:p>0.5350877193</text:p>
          </table:table-cell>
          <table:table-cell office:value-type="float" office:value="0.833333333333">
            <text:p>0.833333333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#SR_over_114</text:p>
          </table:table-cell>
          <table:table-cell/>
          <table:table-cell office:value-type="string">
            <text:p>SVM_SH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zdock500</text:p>
          </table:table-cell>
          <table:table-cell table:style-name="Gnumeric-default" office:value-type="float" office:value="0.125">
            <text:p>0.125</text:p>
          </table:table-cell>
          <table:table-cell table:style-name="Gnumeric-default" office:value-type="float" office:value="0.261363636364">
            <text:p>0.2613636364</text:p>
          </table:table-cell>
          <table:table-cell table:style-name="Gnumeric-default" office:value-type="float" office:value="0.471590909091">
            <text:p>0.4715909091</text:p>
          </table:table-cell>
          <table:table-cell table:style-name="Gnumeric-default" office:value-type="float" office:value="0.647727272727">
            <text:p>0.6477272727</text:p>
          </table:table-cell>
          <table:table-cell/>
          <table:table-cell office:value-type="string">
            <text:p>#SR_over_176</text:p>
          </table:table-cell>
          <table:table-cell/>
          <table:table-cell office:value-type="string">
            <text:p>normal</text:p>
          </table:table-cell>
        </table:table-row>
        <table:table-row table:style-name="ro1">
          <table:table-cell office:value-type="string">
            <text:p>zdock500</text:p>
          </table:table-cell>
          <table:table-cell office:value-type="float" office:value="0.221590909091">
            <text:p>0.2215909091</text:p>
          </table:table-cell>
          <table:table-cell office:value-type="float" office:value="0.346590909091">
            <text:p>0.3465909091</text:p>
          </table:table-cell>
          <table:table-cell office:value-type="float" office:value="0.539772727273">
            <text:p>0.5397727273</text:p>
          </table:table-cell>
          <table:table-cell office:value-type="float" office:value="0.647727272727">
            <text:p>0.6477272727</text:p>
          </table:table-cell>
          <table:table-cell/>
          <table:table-cell office:value-type="string">
            <text:p>#SR_over_176</text:p>
          </table:table-cell>
          <table:table-cell office:value-type="string">
            <text:p>*50 times </text:p>
          </table:table-cell>
          <table:table-cell office:value-type="string">
            <text:p>SVM_SH</text:p>
          </table:table-cell>
        </table:table-row>
        <table:table-row table:style-name="ro1" table:number-rows-repeated="5">
          <table:table-cell table:number-columns-repeated="9"/>
        </table:table-row>
        <table:table-row table:style-name="ro4">
          <table:table-cell table:number-columns-repeated="9"/>
        </table:table-row>
        <table:table-row table:style-name="ro1">
          <table:table-cell office:value-type="string">
            <text:p>pydock500</text:p>
          </table:table-cell>
          <table:table-cell office:value-type="float" office:value="0.254901960784">
            <text:p>0.2549019608</text:p>
          </table:table-cell>
          <table:table-cell office:value-type="float" office:value="0.5">
            <text:p>0.5</text:p>
          </table:table-cell>
          <table:table-cell office:value-type="float" office:value="0.862745098039">
            <text:p>0.862745098</text:p>
          </table:table-cell>
          <table:table-cell office:value-type="float" office:value="1">
            <text:p>1</text:p>
          </table:table-cell>
          <table:table-cell/>
          <table:table-cell office:value-type="float" office:value="103">
            <text:p>103</text:p>
          </table:table-cell>
          <table:table-cell office:value-type="string">
            <text:p>*20 times</text:p>
          </table:table-cell>
          <table:table-cell office:value-type="string">
            <text:p>SVM_SH</text:p>
          </table:table-cell>
        </table:table-row>
        <table:table-row table:style-name="ro1">
          <table:table-cell office:value-type="string">
            <text:p>zdock500</text:p>
          </table:table-cell>
          <table:table-cell office:value-type="float" office:value="0.3125">
            <text:p>0.3125</text:p>
          </table:table-cell>
          <table:table-cell office:value-type="float" office:value="0.473214285714">
            <text:p>0.4732142857</text:p>
          </table:table-cell>
          <table:table-cell office:value-type="float" office:value="0.821428571429">
            <text:p>0.8214285714</text:p>
          </table:table-cell>
          <table:table-cell office:value-type="float" office:value="1">
            <text:p>1</text:p>
          </table:table-cell>
          <table:table-cell/>
          <table:table-cell office:value-type="float" office:value="114">
            <text:p>114</text:p>
          </table:table-cell>
          <table:table-cell office:value-type="string">
            <text:p>*20 times</text:p>
          </table:table-cell>
          <table:table-cell office:value-type="string">
            <text:p>SVM_SH</text:p>
          </table:table-cell>
        </table:table-row>
        <table:table-row table:style-name="ro4" table:number-rows-repeated="2">
          <table:table-cell table:number-columns-repeated="9"/>
        </table:table-row>
        <table:table-row table:style-name="ro3">
          <table:table-cell office:value-type="string">
            <text:p>pydock500</text:p>
          </table:table-cell>
          <table:table-cell office:value-type="float" office:value="0.21359223301">
            <text:p>0.213592233</text:p>
          </table:table-cell>
          <table:table-cell office:value-type="float" office:value="0.495145631068">
            <text:p>0.4951456311</text:p>
          </table:table-cell>
          <table:table-cell office:value-type="float" office:value="0.893203883495">
            <text:p>0.8932038835</text:p>
          </table:table-cell>
          <table:table-cell table:number-columns-repeated="2"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string">
            <text:p>pydock</text:p>
          </table:table-cell>
          <table:table-cell office:value-type="string">
            <text:p>RANKLIB RF</text:p>
          </table:table-cell>
        </table:table-row>
        <table:table-row table:style-name="ro3">
          <table:table-cell office:value-type="string">
            <text:p>zdock500</text:p>
          </table:table-cell>
          <table:table-cell office:value-type="float" office:value="0.263157894737">
            <text:p>0.2631578947</text:p>
          </table:table-cell>
          <table:table-cell office:value-type="float" office:value="0.5">
            <text:p>0.5</text:p>
          </table:table-cell>
          <table:table-cell office:value-type="float" office:value="0.842105263158">
            <text:p>0.8421052632</text:p>
          </table:table-cell>
          <table:table-cell table:number-columns-repeated="2" office:value-type="float" office:value="1">
            <text:p>1</text:p>
          </table:table-cell>
          <table:table-cell office:value-type="float" office:value="114">
            <text:p>114</text:p>
          </table:table-cell>
          <table:table-cell office:value-type="string">
            <text:p>zdock</text:p>
          </table:table-cell>
          <table:table-cell office:value-type="string">
            <text:p>RANKLIB RF</text:p>
          </table:table-cell>
        </table:table-row>
        <table:table-row table:style-name="ro3">
          <table:table-cell office:value-type="string">
            <text:p>sdock500</text:p>
          </table:table-cell>
          <table:table-cell office:value-type="float" office:value="0.311926605505">
            <text:p>0.3119266055</text:p>
          </table:table-cell>
          <table:table-cell office:value-type="float" office:value="0.559633027523">
            <text:p>0.5596330275</text:p>
          </table:table-cell>
          <table:table-cell office:value-type="float" office:value="0.853211009174">
            <text:p>0.8532110092</text:p>
          </table:table-cell>
          <table:table-cell table:number-columns-repeated="2" office:value-type="float" office:value="1">
            <text:p>1</text:p>
          </table:table-cell>
          <table:table-cell office:value-type="float" office:value="109">
            <text:p>109</text:p>
          </table:table-cell>
          <table:table-cell office:value-type="string">
            <text:p>sdock</text:p>
          </table:table-cell>
          <table:table-cell office:value-type="string">
            <text:p>RANKLIB RF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gnm="http://www.gnumeric.org/odf-extension/1.0" office:version="1.2">
  <office:font-face-decls>
    <style:font-face style:name="Sans" svg:font-family="San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4" number:min-integer-digits="0" number:grouping="true"/>
    </number:number-style>
    <number:currency-style style:name="N122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2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otein Group</meta:initial-creator>
    <meta:creation-date>2015-02-24T10:56:31</meta:creation-date>
    <dc:date>2015-02-27T14:28:32</dc:date>
    <dc:creator>Protein Group</dc:creator>
    <meta:editing-duration>P3DT3H16M51S</meta:editing-duration>
    <meta:editing-cycles>6</meta:editing-cycles>
    <meta:generator>LibreOffice/3.5$Linux_x86 LibreOffice_project/350m1$Build-2</meta:generator>
    <meta:document-statistic meta:table-count="3" meta:cell-count="129" meta:object-count="0"/>
  </office:meta>
</office:document-meta>
</file>